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7014" officeooo:paragraph-rsid="000f7014"/>
    </style:style>
    <style:style style:name="P2" style:family="paragraph">
      <style:text-properties fo:font-size="12pt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 draw:fill-color="#ffffff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12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11" style:family="paragraph">
      <loext:graphic-properties draw:fill="none" draw:fill-color="#ffffff"/>
      <style:paragraph-properties style:writing-mode="lr-tb"/>
      <style:text-properties fo:color="#333333" loext:opacity="100%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 fo:font-size="12pt"/>
    </style:style>
    <style:style style:name="P13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4" style:family="paragraph">
      <loext:graphic-properties draw:fill="none" draw:fill-color="#ffffff"/>
      <style:paragraph-properties style:writing-mode="lr-tb"/>
      <style:text-properties fo:font-size="12pt"/>
    </style:style>
    <style:style style:name="P15" style:family="paragraph">
      <loext:graphic-properties draw:fill="solid" draw:fill-color="#ff0000"/>
    </style:style>
    <style:style style:name="T1" style:family="text">
      <style:text-properties fo:font-size="13pt" style:font-size-asian="11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2pt" style:font-size-complex="14pt"/>
    </style:style>
    <style:style style:name="T4" style:family="text">
      <style:text-properties fo:color="#333333" loext:opacity="100%" fo:font-size="15pt" style:font-size-asian="13pt" style:font-size-complex="15pt"/>
    </style:style>
    <style:style style:name="T5" style:family="text">
      <style:text-properties fo:color="#c9211e" loext:opacity="100%" fo:font-size="15pt" style:font-size-asian="13pt" style:font-size-complex="15pt"/>
    </style:style>
    <style:style style:name="T6" style:family="text">
      <style:text-properties fo:color="#c9211e" loext:opacity="100%" fo:font-size="22pt" style:font-size-asian="20pt" style:font-size-complex="22pt"/>
    </style:style>
    <style:style style:name="gr1" style:family="graphic">
      <style:graphic-properties draw:textarea-horizontal-align="justify" draw:textarea-vertical-align="middle" draw:auto-grow-height="false" fo:min-height="0.54cm" fo:min-width="0.2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1.646cm" fo:min-width="6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894cm" fo:min-width="0.2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1.72cm" fo:min-width="5.6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ffffff" draw:textarea-horizontal-align="justify" draw:textarea-vertical-align="middle" draw:auto-grow-height="false" fo:min-height="1.386cm" fo:min-width="1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251cm" fo:min-width="0.2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ffffff" draw:textarea-horizontal-align="justify" draw:textarea-vertical-align="middle" draw:auto-grow-height="false" fo:min-height="1.323cm" fo:min-width="4.8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="solid" draw:fill-color="#ffffff" draw:textarea-horizontal-align="justify" draw:textarea-vertical-align="middle" draw:auto-grow-height="false" fo:min-height="1.475cm" fo:min-width="4.1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0.87cm" fo:min-width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1.355cm" fo:min-width="0.2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horizontal-align="justify" draw:textarea-vertical-align="middle" draw:auto-grow-height="false" fo:min-height="1.025cm" fo:min-width="0.2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solid" draw:fill-color="#ffffff" draw:textarea-horizontal-align="justify" draw:textarea-vertical-align="middle" draw:auto-grow-height="false" fo:min-height="3.515cm" fo:min-width="7.6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1cm" fo:min-width="0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="solid" draw:fill-color="#ffffff" draw:textarea-horizontal-align="justify" draw:textarea-vertical-align="middle" draw:auto-grow-height="false" fo:min-height="1.722cm" fo:min-width="5.9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1.298cm" fo:min-width="0.2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fo:min-height="0.8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1.0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fill="solid" draw:fill-color="#ff0000" draw:textarea-horizontal-align="justify" draw:textarea-vertical-align="middle" draw:auto-grow-height="false" fo:min-height="0.049cm" fo:min-width="1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textarea-horizontal-align="justify" draw:textarea-vertical-align="middle" draw:auto-grow-height="false" fo:min-height="0.049cm" fo:min-width="1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fill="solid" draw:fill-color="#ffffff" draw:textarea-horizontal-align="justify" draw:textarea-vertical-align="middle" draw:auto-grow-height="false" fo:min-height="1.72cm" fo:min-width="5.9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textarea-horizontal-align="justify" draw:textarea-vertical-align="middle" draw:auto-grow-height="false" fo:min-height="0.529cm" fo:min-width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fill="solid" draw:fill-color="#ffffff" draw:textarea-horizontal-align="justify" draw:textarea-vertical-align="middle" draw:auto-grow-height="false" fo:min-height="1.771cm" fo:min-width="4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1" draw:style-name="gr25" draw:text-style-name="P4" svg:width="5.917cm" svg:height="2.502cm" svg:x="4.837cm" svg:y="0.318cm"><text:p text:style-name="P3"><text:span text:style-name="T2">End Customer Calls to </text:span></text:p><text:p text:style-name="P3"><text:span text:style-name="T2">DID No</text:span></text:p><text:p text:style-name="P3"><text:span text:style-name="T2">Ex: 1800 *******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 4" draw:style-name="gr24" svg:width="0.53cm" svg:height="0.604cm" svg:x="7.475cm" svg:y="5.2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name="Shape 5" draw:style-name="gr23" draw:text-style-name="P4" svg:width="5.986cm" svg:height="1.721cm" svg:x="4.731cm" svg:y="5.833cm"><text:p text:style-name="P3"><text:span text:style-name="T2">Store Customer Number in </text:span></text:p><text:p text:style-name="P3"><text:span text:style-name="T2">DB along with Date</text:span></text:p><draw:enhanced-geometry svg:viewBox="0 0 21600 21600" draw:type="rectangle" draw:enhanced-path="M 0 0 L 21600 0 21600 21600 0 21600 0 0 Z N"/></draw:custom-shape><draw:line text:anchor-type="paragraph" draw:z-index="3" draw:name="Horizontal line 1" draw:style-name="gr6" draw:text-style-name="P6" svg:x1="10.716cm" svg:y1="6.495cm" svg:x2="11.907cm" svg:y2="6.495cm"><text:p/></draw:line><draw:line text:anchor-type="paragraph" draw:z-index="4" draw:name="Vertical line 1" draw:style-name="gr6" draw:text-style-name="P6" svg:x1="11.906cm" svg:y1="7.189cm" svg:x2="11.906cm" svg:y2="5.833cm"><text:p/></draw:line><draw:custom-shape text:anchor-type="paragraph" draw:z-index="5" draw:name="Shape 6" draw:style-name="gr22" svg:width="1.391cm" svg:height="0.1cm" svg:x="11.906cm" svg:y="5.73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Shape 8" draw:style-name="gr21" draw:text-style-name="P15" svg:width="1.391cm" svg:height="0.1cm" svg:x="11.906cm" svg:y="7.09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7" draw:name="Text Frame 2" draw:style-name="gr20" draw:text-style-name="P14" svg:width="4.285cm" svg:height="1.057cm" svg:x="13.575cm" svg:y="5.479cm"><draw:text-box><text:p><text:span text:style-name="T1">Acknowledge SMS</text:span></text:p></draw:text-box></draw:frame><draw:frame text:anchor-type="paragraph" draw:z-index="8" draw:name="Text Frame 3" draw:style-name="gr20" draw:text-style-name="P5" svg:width="3.864cm" svg:height="1.057cm" svg:x="13.501cm" svg:y="6.816cm"><draw:text-box><text:p><text:span text:style-name="T1">Acknowledge Greet</text:span></text:p></draw:text-box></draw:frame><draw:frame text:anchor-type="paragraph" draw:z-index="9" draw:name="Text Frame 4" draw:style-name="gr19" draw:text-style-name="P13" svg:width="1.086cm" svg:height="0.895cm" svg:x="12.211cm" svg:y="6.643cm"><draw:text-box><text:p><text:span text:style-name="T6">X</text:span></text:p></draw:text-box></draw:frame><draw:custom-shape text:anchor-type="paragraph" draw:z-index="10" draw:name="Shape 11" draw:style-name="gr18" draw:text-style-name="P2" svg:width="0.541cm" svg:height="1.484cm" svg:x="7.541cm" svg:y="14.42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 7" draw:style-name="gr17" draw:text-style-name="P4" svg:width="5.987cm" svg:height="1.722cm" svg:x="4.731cm" svg:y="18.704cm"><text:p text:style-name="P3"><text:span text:style-name="T2">Fetch Customer Details &amp; </text:span></text:p><text:p text:style-name="P3"><text:span text:style-name="T2">Display</text:span></text:p><draw:enhanced-geometry svg:viewBox="0 0 21600 21600" draw:type="rectangle" draw:enhanced-path="M 0 0 L 21600 0 21600 21600 0 21600 0 0 Z N"/></draw:custom-shape><draw:custom-shape text:anchor-type="paragraph" draw:z-index="12" draw:name="Shape 12" draw:style-name="gr16" draw:text-style-name="P2" svg:width="0.449cm" svg:height="1.142cm" svg:x="13.409cm" svg:y="12.9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13" draw:name="Text Frame 5" draw:style-name="gr15" draw:text-style-name="P12" svg:width="3.409cm" svg:height="0.611cm" svg:x="9.65cm" svg:y="12.347cm"><draw:text-box><text:p><text:span text:style-name="T5">No</text:span></text:p></draw:text-box></draw:frame><draw:frame text:anchor-type="paragraph" draw:z-index="14" draw:name="Text Frame 7" draw:style-name="gr15" draw:text-style-name="P11" svg:width="3.409cm" svg:height="0.611cm" svg:x="8.08cm" svg:y="14.905cm"><draw:text-box><text:p><text:span text:style-name="T4">Yes</text:span></text:p></draw:text-box></draw:frame><draw:custom-shape text:anchor-type="paragraph" draw:z-index="15" draw:name="Shape 14" draw:style-name="gr14" draw:text-style-name="P10" svg:width="7.642cm" svg:height="3.516cm" svg:x="11.277cm" svg:y="14.19cm"><text:p text:style-name="P9"><text:span text:style-name="T1">Dial numbers from general campaign</text:span></text:p><text:p text:style-name="P9"><text:span text:style-name="T1">Display Edit Screen to </text:span></text:p><text:p text:style-name="P9"><text:span text:style-name="T1">Fill the customer details &amp; Save</text:span><text:span text:style-name="T1"><text:line-break/></text:span><text:span text:style-name="T1">(If required we can fetch details</text:span></text:p><text:p text:style-name="P9"><text:span text:style-name="T1">Through VM number)</text:span></text:p><draw:enhanced-geometry svg:viewBox="0 0 21600 21600" draw:type="rectangle" draw:enhanced-path="M 0 0 L 21600 0 21600 21600 0 21600 0 0 Z N"/></draw:custom-shape><draw:custom-shape text:anchor-type="paragraph" draw:z-index="16" draw:name="Shape 9" draw:style-name="gr13" draw:text-style-name="P2" svg:width="0.541cm" svg:height="1.172cm" svg:x="7.474cm" svg:y="10.4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Shape 18" draw:style-name="gr12" draw:text-style-name="P2" svg:width="0.544cm" svg:height="1.548cm" svg:x="7.442cm" svg:y="20.42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name="Shape 20" draw:style-name="gr9" draw:text-style-name="P4" svg:width="4.829cm" svg:height="1.324cm" svg:x="5.193cm" svg:y="22.038cm"><text:p text:style-name="P3"><text:span text:style-name="T2">Status/Dispo of</text:span></text:p><text:p text:style-name="P3"><text:span text:style-name="T2">The call</text:span></text:p><draw:enhanced-geometry svg:viewBox="0 0 21600 21600" draw:type="rectangle" draw:enhanced-path="M 0 0 L 21600 0 21600 21600 0 21600 0 0 Z N"/></draw:custom-shape><draw:custom-shape text:anchor-type="paragraph" draw:z-index="19" draw:name="Shape 19" draw:style-name="gr11" draw:text-style-name="P2" svg:width="0.53cm" svg:height="0.994cm" svg:x="7.475cm" svg:y="23.36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Shape 22" draw:style-name="gr10" draw:text-style-name="P4" svg:width="5.885cm" svg:height="2.082cm" svg:x="4.764cm" svg:y="24.356cm"><text:p text:style-name="P3"><text:span text:style-name="T2">R</text:span><text:span text:style-name="T2">e</text:span><text:span text:style-name="T2">p</text:span><text:span text:style-name="T2">o</text:span><text:span text:style-name="T2">r</text:span><text:span text:style-name="T2">t</text:span><text:span text:style-name="T2">s </text:span><text:span text:style-name="T2">c</text:span><text:span text:style-name="T2">a</text:span><text:span text:style-name="T2">n </text:span><text:span text:style-name="T2">b</text:span><text:span text:style-name="T2">e </text:span></text:p><text:p text:style-name="P3"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e</text:span><text:span text:style-name="T2">d</text:span></text:p><text:p text:style-name="P3"><text:span text:style-name="T2">F</text:span><text:span text:style-name="T2">o</text:span><text:span text:style-name="T2">r </text:span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t</text:span><text:span text:style-name="T2">e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1" draw:name="Vertical line 2" draw:style-name="gr6" draw:text-style-name="P6" svg:x1="14.586cm" svg:y1="17.706cm" svg:x2="14.586cm" svg:y2="21.179cm"><text:p/></draw:line><draw:line text:anchor-type="paragraph" draw:z-index="22" draw:name="Horizontal line 4" draw:style-name="gr6" draw:text-style-name="P6" svg:x1="7.772cm" svg:y1="21.213cm" svg:x2="14.586cm" svg:y2="21.179cm"><text:p/></draw:line><draw:custom-shape text:anchor-type="paragraph" draw:z-index="23" draw:name="Shape 17" draw:style-name="gr9" draw:text-style-name="P4" svg:width="4.829cm" svg:height="1.324cm" svg:x="5.556cm" svg:y="15.953cm"><text:p text:style-name="P3"><text:span text:style-name="T2">Dial</text:span><text:span text:style-name="T2"><text:line-break/></text:span><text:span text:style-name="T2">Lang - wise</text:span></text:p><draw:enhanced-geometry svg:viewBox="0 0 21600 21600" draw:type="rectangle" draw:enhanced-path="M 0 0 L 21600 0 21600 21600 0 21600 0 0 Z N"/></draw:custom-shape><draw:custom-shape text:anchor-type="paragraph" draw:z-index="24" draw:name="Shape 16" draw:style-name="gr8" draw:text-style-name="P2" svg:width="0.533cm" svg:height="1.43cm" svg:x="7.472cm" svg:y="17.27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5" draw:name="Shape 21" draw:style-name="gr7" draw:text-style-name="P8" svg:width="3.043cm" svg:height="2.77cm" svg:x="6.251cm" svg:y="11.654cm"><text:p text:style-name="P7"><text:span text:style-name="T3">Existing</text:span></text:p><text:p text:style-name="P7"><text:span text:style-name="T3">Customer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26" draw:name="Horizontal line 2" draw:style-name="gr6" draw:text-style-name="P6" svg:x1="9.294cm" svg:y1="12.958cm" svg:x2="13.693cm" svg:y2="12.958cm"><text:p/></draw:line><draw:frame text:anchor-type="paragraph" draw:z-index="27" draw:name="Text Frame 1" draw:style-name="gr5" draw:text-style-name="P5" svg:width="1.539cm" svg:height="0.689cm" svg:x="11.758cm" svg:y="5.145cm"><draw:text-box><text:p><text:span text:style-name="T1">If req.</text:span></text:p></draw:text-box></draw:frame><draw:custom-shape text:anchor-type="paragraph" draw:z-index="28" draw:name="Shape 2" draw:style-name="gr4" draw:text-style-name="P4" svg:width="5.689cm" svg:height="1.721cm" svg:x="4.865cm" svg:y="8.643cm"><text:p text:style-name="P3"><text:span text:style-name="T2">CCD – </text:span><text:span text:style-name="T2">Auto </text:span><text:span text:style-name="T2">Lead </text:span></text:p><text:p text:style-name="P3"><text:span text:style-name="T2">Push </text:span><text:span text:style-name="T2">(Misse</text:span><text:span text:style-name="T2">d </text:span><text:span text:style-name="T2">Calls)</text:span></text:p><draw:enhanced-geometry svg:viewBox="0 0 21600 21600" draw:type="rectangle" draw:enhanced-path="M 0 0 L 21600 0 21600 21600 0 21600 0 0 Z N"/></draw:custom-shape><draw:custom-shape text:anchor-type="paragraph" draw:z-index="29" draw:name="Shape 10" draw:style-name="gr3" draw:text-style-name="P2" svg:width="0.537cm" svg:height="1.022cm" svg:x="7.343cm" svg:y="7.62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0" draw:name="Shape 13" draw:style-name="gr2" draw:text-style-name="P4" svg:width="6.319cm" svg:height="1.646cm" svg:x="4.794cm" svg:y="3.485cm"><text:p text:style-name="P3"><text:span text:style-name="T1">2 or 3 rings</text:span><text:span text:style-name="T1"><text:line-break/></text:span><text:span text:style-name="T1">Drop the call</text:span></text:p><draw:enhanced-geometry svg:viewBox="0 0 21600 21600" draw:type="rectangle" draw:enhanced-path="M 0 0 L 21600 0 21600 21600 0 21600 0 0 Z N"/></draw:custom-shape><draw:custom-shape text:anchor-type="paragraph" draw:z-index="31" draw:name="Shape 15" draw:style-name="gr1" draw:text-style-name="P2" svg:width="0.532cm" svg:height="0.616cm" svg:x="7.243cm" svg:y="2.8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14:20:00.496699055</meta:creation-date>
    <dc:date>2022-11-16T16:37:13.952129864</dc:date>
    <meta:editing-duration>PT26M58S</meta:editing-duration>
    <meta:editing-cycles>6</meta:editing-cycles>
    <meta:generator>LibreOffice/7.3.6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